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147cm" fo:min-width="1.405cm"/>
    </style:style>
    <style:style style:name="gr2" style:family="graphic" style:parent-style-name="standard">
      <style:graphic-properties draw:textarea-horizontal-align="justify" draw:textarea-vertical-align="middle" draw:auto-grow-height="false" fo:min-height="0.47cm" fo:min-width="0.22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fill-color="#9999ff" draw:textarea-horizontal-align="right" draw:textarea-vertical-align="bottom" draw:auto-grow-height="false" fo:min-height="1.401cm" fo:min-width="2.421cm"/>
    </style:style>
    <style:style style:name="gr5" style:family="graphic" style:parent-style-name="standard">
      <style:graphic-properties draw:textarea-horizontal-align="justify" draw:textarea-vertical-align="middle" draw:auto-grow-height="false" fo:min-height="1.147cm" fo:min-width="0.516cm"/>
    </style:style>
    <style:style style:name="gr6" style:family="graphic" style:parent-style-name="objectwithoutfill">
      <style:graphic-properties draw:marker-start-width="0.051cm" draw:marker-end="Arrow" draw:marker-end-width="0.051cm" draw:fill="none"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false" fo:min-height="0.893cm" fo:min-width="0.389cm"/>
    </style:style>
    <style:style style:name="gr8" style:family="graphic" style:parent-style-name="standard">
      <style:graphic-properties draw:textarea-horizontal-align="justify" draw:textarea-vertical-align="middle" draw:auto-grow-height="false" fo:min-height="0.893cm" fo:min-width="0.897cm"/>
    </style:style>
    <style:style style:name="gr9" style:family="graphic" style:parent-style-name="standard">
      <style:graphic-properties draw:textarea-horizontal-align="justify" draw:textarea-vertical-align="bottom" draw:auto-grow-height="false" fo:min-height="0.893cm" fo:min-width="0.897cm"/>
    </style:style>
    <style:style style:name="gr10" style:family="graphic" style:parent-style-name="objectwithoutfill">
      <style:graphic-properties draw:marker-start="Arrow" draw:marker-start-width="0.051cm" draw:fill="none" draw:textarea-vertical-align="middle"/>
    </style:style>
    <style:style style:name="gr11" style:family="graphic" style:parent-style-name="standard">
      <style:graphic-properties draw:fill-color="#ffd320" draw:textarea-horizontal-align="justify" draw:textarea-vertical-align="middle" draw:auto-grow-height="false" fo:min-height="0.322cm" fo:min-width="0.008cm"/>
    </style:style>
    <style:style style:name="gr12" style:family="graphic" style:parent-style-name="objectwithoutfill">
      <style:graphic-properties draw:marker-end="Arrow" draw:marker-end-width="0.051cm" draw:fill="none" draw:textarea-vertical-align="middle"/>
    </style:style>
    <style:style style:name="gr13" style:family="graphic" style:parent-style-name="standard">
      <style:graphic-properties draw:fill-color="#579d1c" draw:textarea-horizontal-align="justify" draw:textarea-vertical-align="middle" draw:auto-grow-height="false" fo:min-height="0.29cm" fo:min-width="0.04cm"/>
    </style:style>
    <style:style style:name="gr14" style:family="graphic" style:parent-style-name="standard">
      <style:graphic-properties draw:fill-color="#579d1c" draw:textarea-horizontal-align="justify" draw:textarea-vertical-align="middle" draw:auto-grow-height="false" fo:min-height="0.379cm" fo:min-width="0.129cm"/>
    </style:style>
    <style:style style:name="gr15" style:family="graphic" style:parent-style-name="standard">
      <style:graphic-properties draw:textarea-horizontal-align="justify" draw:textarea-vertical-align="middle" draw:auto-grow-height="false" fo:min-height="0.379cm" fo:min-width="0.22cm"/>
    </style:style>
    <style:style style:name="gr16" style:family="graphic" style:parent-style-name="standard">
      <style:graphic-properties draw:textarea-horizontal-align="justify" draw:textarea-vertical-align="middle" draw:auto-grow-height="false" fo:min-height="0.385cm" fo:min-width="0.262cm"/>
    </style:style>
    <style:style style:name="gr17" style:family="graphic" style:parent-style-name="standard">
      <style:graphic-properties draw:fill-color="#ffd320" draw:textarea-horizontal-align="justify" draw:textarea-vertical-align="middle" draw:auto-grow-height="false" fo:min-height="0.322cm" fo:min-width="0.13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6.5pt" style:font-size-asian="6.5pt" style:font-size-complex="6.5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end"/>
    </style:style>
    <style:style style:name="P5" style:family="paragraph">
      <loext:graphic-properties draw:fill-color="#9999ff"/>
      <style:paragraph-properties fo:text-align="end"/>
      <style:text-properties fo:font-size="5.5pt" fo:font-weight="bold" style:font-size-asian="5.5pt" style:font-weight-asian="bold" style:font-size-complex="5.5pt" style:font-weight-complex="bold"/>
    </style:style>
    <style:style style:name="P6" style:family="paragraph">
      <style:paragraph-properties fo:text-align="center"/>
      <style:text-properties fo:font-size="5.5pt" fo:font-weight="bold" style:font-size-asian="5.5pt" style:font-weight-asian="bold" style:font-size-complex="5.5pt" style:font-weight-complex="bold"/>
    </style:style>
    <style:style style:name="P7" style:family="paragraph">
      <loext:graphic-properties draw:fill-color="#ffd320"/>
      <style:paragraph-properties fo:text-align="center"/>
      <style:text-properties fo:font-size="6.5pt" style:font-size-asian="6.5pt" style:font-size-complex="6.5pt"/>
    </style:style>
    <style:style style:name="P8" style:family="paragraph">
      <loext:graphic-properties draw:fill-color="#579d1c"/>
      <style:paragraph-properties fo:text-align="center"/>
      <style:text-properties fo:font-size="5pt" style:font-size-asian="5pt" style:font-size-complex="5pt"/>
    </style:style>
    <style:style style:name="P9" style:family="paragraph">
      <style:paragraph-properties fo:text-align="center"/>
      <style:text-properties fo:font-size="7.5pt" style:font-size-asian="7.5pt" style:font-size-complex="7.5pt"/>
    </style:style>
    <style:style style:name="P10" style:family="paragraph">
      <style:paragraph-properties fo:text-align="center"/>
      <style:text-properties fo:font-size="5.5pt" style:font-size-asian="5.5pt" style:font-size-complex="5.5pt"/>
    </style:style>
    <style:style style:name="T1" style:family="text">
      <style:text-properties fo:font-size="6.5pt" style:font-size-asian="6.5pt" style:font-size-complex="6.5pt"/>
    </style:style>
    <style:style style:name="T2" style:family="text">
      <style:text-properties fo:font-size="5.5pt" fo:font-weight="bold" style:font-size-asian="5.5pt" style:font-weight-asian="bold" style:font-size-complex="5.5pt" style:font-weight-complex="bold"/>
    </style:style>
    <style:style style:name="T3" style:family="text">
      <style:text-properties fo:font-size="5pt" style:font-size-asian="5pt" style:font-size-complex="5pt"/>
    </style:style>
    <style:style style:name="T4" style:family="text">
      <style:text-properties fo:font-size="7.5pt" style:font-size-asian="7.5pt" style:font-size-complex="7.5pt"/>
    </style:style>
    <style:style style:name="T5" style:family="text">
      <style:text-properties fo:font-size="5.5pt" style:font-size-asian="5.5pt" style:font-size-complex="5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custom-shape draw:style-name="gr1" draw:text-style-name="P2" draw:layer="layout" svg:width="1.905cm" svg:height="1.397cm" svg:x="1.856cm" svg:y="1.828cm">
          <text:p text:style-name="P1"><text:span text:style-name="T1">BCM recei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016cm" svg:height="1.016cm" svg:x="0.332cm" svg:y="1.982cm">
          <text:p text:style-name="P1"><text:span text:style-name="T1">BCM</text:span></text:p>
          <text:p text:style-name="P1"><text:span text:style-name="T1">Cavity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1.348cm" svg:y1="2.49cm" svg:x2="1.856cm" svg:y2="2.49cm">
          <text:p/>
        </draw:line>
        <draw:custom-shape draw:style-name="gr4" draw:text-style-name="P5" draw:layer="layout" svg:width="2.921cm" svg:height="1.651cm" svg:x="4.65cm" svg:y="3.252cm">
          <text:p text:style-name="P4"><text:span text:style-name="T2">HAPPEX DAQ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draw:layer="layout" svg:width="1.016cm" svg:height="1.397cm" svg:x="4.871cm" svg:y="3.379cm">
          <text:p text:style-name="P1"><text:span text:style-name="T2">HAPPEX</text:span></text:p>
          <text:p text:style-name="P1"><text:span text:style-name="T2">ADC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3" draw:layer="layout" svg:x1="4.142cm" svg:y1="2.49cm" svg:x2="4.142cm" svg:y2="4.141cm">
          <text:p/>
        </draw:line>
        <draw:line draw:style-name="gr3" draw:text-style-name="P3" draw:layer="layout" svg:x1="4.142cm" svg:y1="2.49cm" svg:x2="3.761cm" svg:y2="2.49cm">
          <text:p/>
        </draw:line>
        <draw:line draw:style-name="gr6" draw:text-style-name="P3" draw:layer="layout" svg:x1="4.142cm" svg:y1="4.141cm" svg:x2="4.904cm" svg:y2="4.141cm">
          <text:p/>
        </draw:line>
        <draw:custom-shape draw:style-name="gr7" draw:text-style-name="P2" draw:layer="layout" svg:width="0.889cm" svg:height="1.143cm" svg:x="4.65cm" svg:y="1.093cm">
          <text:p text:style-name="P1"><text:span text:style-name="T1">V2F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3" draw:layer="layout" svg:x1="4.142cm" svg:y1="2.49cm" svg:x2="4.142cm" svg:y2="1.601cm">
          <text:p/>
        </draw:line>
        <draw:line draw:style-name="gr3" draw:text-style-name="P3" draw:layer="layout" svg:x1="4.65cm" svg:y1="1.601cm" svg:x2="4.142cm" svg:y2="1.601cm">
          <text:p/>
        </draw:line>
        <draw:custom-shape draw:style-name="gr8" draw:text-style-name="P2" draw:layer="layout" svg:width="1.397cm" svg:height="1.143cm" svg:x="6.174cm" svg:y="0.331cm">
          <text:p text:style-name="P1"><text:span text:style-name="T1">sis3800</text:span></text:p>
          <text:p text:style-name="P1"><text:span text:style-name="T1">scal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1.397cm" svg:height="1.143cm" svg:x="6.174cm" svg:y="1.855cm">
          <text:p text:style-name="P1"><text:span text:style-name="T2">sis3801 scal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3" draw:layer="layout" svg:x1="5.539cm" svg:y1="1.601cm" svg:x2="5.793cm" svg:y2="1.601cm">
          <text:p/>
        </draw:line>
        <draw:line draw:style-name="gr3" draw:text-style-name="P3" draw:layer="layout" svg:x1="5.793cm" svg:y1="0.839cm" svg:x2="5.793cm" svg:y2="2.49cm">
          <text:p/>
        </draw:line>
        <draw:line draw:style-name="gr10" draw:text-style-name="P3" draw:layer="layout" svg:x1="6.174cm" svg:y1="0.839cm" svg:x2="5.793cm" svg:y2="0.839cm">
          <text:p/>
        </draw:line>
        <draw:line draw:style-name="gr10" draw:text-style-name="P3" draw:layer="layout" svg:x1="6.174cm" svg:y1="2.49cm" svg:x2="5.793cm" svg:y2="2.49cm">
          <text:p/>
        </draw:line>
        <draw:custom-shape draw:style-name="gr11" draw:text-style-name="P7" draw:layer="layout" svg:width="1.016cm" svg:height="1.143cm" svg:x="7.952cm" svg:y="4.395cm">
          <text:p text:style-name="P1"><text:span text:style-name="T1">Helicity</text:span></text:p>
          <text:p text:style-name="P1"><text:span text:style-name="T1">Trigger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line draw:style-name="gr3" draw:text-style-name="P3" draw:layer="layout" svg:x1="8.46cm" svg:y1="2.363cm" svg:x2="8.46cm" svg:y2="4.395cm">
          <text:p/>
        </draw:line>
        <draw:line draw:style-name="gr12" draw:text-style-name="P3" draw:layer="layout" svg:x1="8.46cm" svg:y1="4.141cm" svg:x2="7.571cm" svg:y2="4.141cm">
          <text:p/>
        </draw:line>
        <draw:line draw:style-name="gr12" draw:text-style-name="P3" draw:layer="layout" svg:x1="8.46cm" svg:y1="2.363cm" svg:x2="7.571cm" svg:y2="2.363cm">
          <text:p/>
        </draw:line>
        <draw:custom-shape draw:style-name="gr13" draw:text-style-name="P8" draw:layer="layout" svg:width="0.762cm" svg:height="0.762cm" svg:x="6.555cm" svg:y="1.855cm">
          <text:p text:style-name="P1"><text:span text:style-name="T3">FIFO</text:span></text:p>
          <text:p text:style-name="P1"><text:span text:style-name="T3">ringbuff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8" draw:layer="layout" svg:width="0.889cm" svg:height="0.889cm" svg:x="6.301cm" svg:y="3.506cm">
          <text:p text:style-name="P1"><text:span text:style-name="T3">ringbuff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3" draw:layer="layout" svg:x1="5.868cm" svg:y1="3.987cm" svg:x2="6.301cm" svg:y2="3.987cm">
          <text:p/>
        </draw:line>
        <draw:line draw:style-name="gr3" draw:text-style-name="P3" draw:layer="layout" svg:x1="7.19cm" svg:y1="3.887cm" svg:x2="9.857cm" svg:y2="3.887cm">
          <text:p/>
        </draw:line>
        <draw:custom-shape draw:style-name="gr5" draw:text-style-name="P9" draw:layer="layout" svg:width="1.016cm" svg:height="1.397cm" svg:x="9.349cm" svg:y="2.109cm">
          <text:p text:style-name="P1"><text:span text:style-name="T4">data</text:span></text:p>
          <text:p text:style-name="P1"><text:span text:style-name="T4">stream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3" draw:layer="layout" svg:x1="7.571cm" svg:y1="0.839cm" svg:x2="9.857cm" svg:y2="0.839cm">
          <text:p/>
        </draw:line>
        <draw:line draw:style-name="gr12" draw:text-style-name="P3" draw:layer="layout" svg:x1="7.317cm" svg:y1="2.236cm" svg:x2="9.349cm" svg:y2="2.236cm">
          <text:p/>
        </draw:line>
        <draw:line draw:style-name="gr12" draw:text-style-name="P3" draw:layer="layout" svg:x1="9.857cm" svg:y1="0.839cm" svg:x2="9.857cm" svg:y2="2.109cm">
          <text:p/>
        </draw:line>
        <draw:line draw:style-name="gr12" draw:text-style-name="P3" draw:layer="layout" svg:x1="9.857cm" svg:y1="3.887cm" svg:x2="9.857cm" svg:y2="3.506cm">
          <text:p/>
        </draw:line>
        <draw:custom-shape draw:style-name="gr15" draw:text-style-name="P6" draw:layer="layout" svg:width="1.016cm" svg:height="0.889cm" svg:x="11cm" svg:y="0.585cm">
          <text:p text:style-name="P1"><text:span text:style-name="T2">Detector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0" draw:layer="layout" svg:width="0.762cm" svg:height="0.635cm" svg:x="11.127cm" svg:y="1.982cm">
          <text:p text:style-name="P1"><text:span text:style-name="T5">ADC</text:span></text:p>
          <text:p text:style-name="P1"><text:span text:style-name="T5">scal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3" draw:layer="layout" svg:x1="11.508cm" svg:y1="1.474cm" svg:x2="11.508cm" svg:y2="1.982cm">
          <text:p/>
        </draw:line>
        <draw:custom-shape draw:style-name="gr17" draw:text-style-name="P7" draw:layer="layout" svg:width="1.27cm" svg:height="1.143cm" svg:x="10.873cm" svg:y="3.633cm">
          <text:p text:style-name="P1"><text:span text:style-name="T1">Phys</text:span></text:p>
          <text:p text:style-name="P1"><text:span text:style-name="T1">event</text:span></text:p>
          <text:p text:style-name="P1"><text:span text:style-name="T1">Trigger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line draw:style-name="gr12" draw:text-style-name="P3" draw:layer="layout" svg:x1="11.508cm" svg:y1="3.633cm" svg:x2="11.508cm" svg:y2="2.617cm">
          <text:p/>
        </draw:line>
        <draw:line draw:style-name="gr12" draw:text-style-name="P3" draw:layer="layout" svg:x1="11.127cm" svg:y1="2.236cm" svg:x2="10.365cm" svg:y2="2.23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Lucida Sans Unicode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无填充且无边框的对象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.147cm" fo:margin-bottom="0.226cm" fo:margin-left="0.118cm" fo:margin-right="0.264cm" fo:page-width="12.7cm" fo:page-height="6.09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2-01T18:06:11.770443305</meta:creation-date>
    <dc:date>2016-02-09T09:48:15.406908627</dc:date>
    <meta:editing-duration>PT33M16S</meta:editing-duration>
    <meta:editing-cycles>17</meta:editing-cycles>
    <meta:generator>LibreOffice/5.0.4.2$Linux_X86_64 LibreOffice_project/00m0$Build-2</meta:generator>
    <meta:document-statistic meta:object-count="36"/>
  </office:meta>
</office:document-meta>
</file>